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ywyższam Cię,</text:span><text:span text:style-name="T1"><text:line-break/></text:span><text:span text:style-name="T1">Tyś wielki Bóg /x3</text:span><text:span text:style-name="T1"><text:line-break/></text:span><text:span text:style-name="T1"><text:line-break/></text:span><text:span text:style-name="T1">Tyś mocą swego ludu</text:span><text:span text:style-name="T1"><text:line-break/></text:span><text:span text:style-name="T1">– Tyś mocą jest. /x3</text:span><text:span text:style-name="T1"><text:line-break/></text:span><text:span text:style-name="T1">– Tyś mocą jes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6-12T17:18:36</meta:creation-date>
    <dc:date>2013-05-07T18:35:46.22</dc:date>
    <dc:language>pl-PL</dc:language>
    <meta:editing-cycles>4</meta:editing-cycles>
    <meta:editing-duration>PT56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